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break-before="column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Text_20_body">
      <style:paragraph-properties fo:break-before="column"/>
    </style:style>
    <style:style style:name="P6" style:family="paragraph" style:parent-style-name="Heading_20_3">
      <style:paragraph-properties fo:break-before="colum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section text:style-name="Sect1" text:name="Section2">
        <text:p text:style-name="Text_20_body"><text:span text:style-name="T1">%=info_processus_label=% :</text:span> %=info_processus_val=%</text:p>
        <text:p text:style-name="Text_20_body"><text:span text:style-name="T1">%=info_utilisateur_label=% :</text:span> %=info_utilisateur_val=%</text:p>
        <text:p text:style-name="Text_20_body"><text:span text:style-name="T1">%=info_dateheure_label=% :</text:span> %=info_dateheure_val=%</text:p>
        <text:p text:style-name="P2"/>
      </text:section>
      <text:h text:style-name="P6" text:outline-level="3">%=protocole_titre_recap=%</text:h>
      <text:p text:style-name="P3"/>
      <text:section text:style-name="Sect1" text:name="Section3">
        <text:p text:style-name="P2"><text:span text:style-name="T1">%=critere_inNumeroAffilie_label=% : </text:span><text:span text:style-name="T2">%=critere_inNumeroAffilie_val=%<text:line-break/><text:line-break/></text:span><text:span text:style-name="T1">%=critere_inTarif_label=% : </text:span><text:span text:style-name="T2">%=critere_inTarif_val=%<text:line-break/><text:line-break/></text:span><text:span text:style-name="T1">%=critere_inStatut_label=% : </text:span><text:span text:style-name="T2">%=critere_inStatut_val=%<text:line-break/><text:line-break/></text:span><text:span text:style-name="T1">%=critere_dateValiditeGREAT_label=% : </text:span><text:span text:style-name="T2">%=critere_dateValiditeGREAT_val=%<text:line-break/><text:line-break/></text:span><text:span text:style-name="T1">%=critere_dateFinValiditeGREAT_label=% : </text:span><text:span text:style-name="T2">%=critere_dateFinValiditeGREAT_val=%</text:span></text:p>
        <text:p text:style-name="Text_20_body"/>
        <text:p text:style-name="Text_20_body"/>
        <text:p text:style-name="P2"><text:span text:style-name="T1">%=critere_inActivites_label=% : </text:span><text:span text:style-name="T2">%=critere_inActivites_val=%<text:line-break/><text:line-break/></text:span><text:span text:style-name="T1">%=critere_inTypeDroit_label=% : </text:span><text:span text:style-name="T2">%=critere_inTypeDroit_val=%<text:line-break/><text:line-break/></text:span><text:span text:style-name="T1">%=critere_etat_label=% : </text:span><text:span text:style-name="T2">%=critere_etat_val=%<text:line-break/><text:line-break/></text:span><text:span text:style-name="T1">%=critere_dateValiditeLESS_label=% : </text:span><text:span text:style-name="T2">%=critere_dateValiditeLESS_val=%<text:line-break/><text:line-break/></text:span><text:span text:style-name="T1">%=critere_dateFinValiditeLESS_label=% : </text:span><text:span text:style-name="T2">%=critere_dateFinValiditeLESS_val=%</text:span></text:p>
        <text:p text:style-name="Text_20_body"/>
      </text:section>
      <text:p text:style-name="P4"><text:span text:style-name="T1">%=info_texte_libre_label=% :</text:span> %=info_texte_libre_val=%</text:p>
      <text:p text:style-name="P4"><text:span text:style-name="T1">%=info_date_debut_validite_label=% : </text:span><text:span text:style-name="T2">%=info_date_debut_validite_val=%<text:line-break/></text:span></text:p>
      <text:section text:style-name="Sect1" text:name="Section1">
        <text:p text:style-name="Text_20_body"><text:span text:style-name="T1">%=info_gestion_copie_label=% : </text:span><text:span text:style-name="T2">%=info_gestion_copie_val=%</text:span></text:p>
        <text:p text:style-name="Text_20_body"><text:span text:style-name="T1">%=info_insertion_ged_label=% :</text:span> %=info_insertion_ged_val=%</text:p>
        <text:p text:style-name="Text_20_body"><text:span text:style-name="T1">%=info_gestion_texte_libre_label=% : </text:span><text:span text:style-name="T2">%=info_gestion_texte_libre_val=%</text:span></text:p>
        <text:p text:style-name="Text_20_body"/>
        <text:p text:style-name="Text_20_body"/>
        <text:p text:style-name="P2"><text:span text:style-name="T1">%=info_tri_impression_label=% :</text:span> %=info_<text:span text:style-name="T2">tri_impression</text:span>_val=%</text:p>
        <text:p text:style-name="Text_20_body"><text:span text:style-name="T1">%=info_date_impression_label=% :</text:span> %=info_date_impression_val=%</text:p>
        <text:p text:style-name="Text_20_body"><text:span text:style-name="T1">%=info_email_label=% : </text:span>%=info_email_val=%</text:p>
        <text:p text:style-name="Text_20_body"/>
      </text:section>
      <text:p text:style-name="Text_20_body">%#include AL/protocoles/statistiques#%</text:p>
      <text:p text:style-name="Text_20_body">%#include AL/protocoles/diagnostiqu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date>2015-07-09T16:51:38.16</dc:date>
    <meta:editing-cycles>88</meta:editing-cycles>
    <meta:editing-duration>PT5H15M33S</meta:editing-duration>
    <meta:document-statistic meta:table-count="0" meta:image-count="0" meta:object-count="0" meta:page-count="1" meta:paragraph-count="18" meta:word-count="71" meta:character-count="1385"/>
    <meta:user-defined meta:name="Info 1"/>
    <meta:user-defined meta:name="Info 2"/>
    <meta:user-defined meta:name="Info 3"/>
    <meta:user-defined meta:name="Info 4"/>
  </office:meta>
</office:document-meta>
</file>